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0 10 42</text:p>
          </table:table-cell>
        </table:table-row>
        <table:table-row table:style-name="ro1">
          <table:table-cell office:value-type="string" calcext:value-type="string">
            <text:p>128 3</text:p>
          </table:table-cell>
          <table:table-cell office:value-type="float" office:value="730118" calcext:value-type="float">
            <text:p>73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cheetah-medium-v2</text:p>
          </table:table-cell>
          <table:table-cell/>
          <table:table-cell office:value-type="string" calcext:value-type="string">
            <text:p><text:a xlink:href="https://wandb.ai/843700172/CORL/runs/c1a8fa52-ba51-4512-97f9-b1d3e30b3099" xlink:type="simple">https://wandb.ai/843700172/CORL/runs/c1a8fa52-ba51-4512-97f9-b1d3e30b3099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37907e3a-f5ca-4d6a-8f44-fcbd989fecb8" xlink:type="simple">https://wandb.ai/843700172/CORL/runs/37907e3a-f5ca-4d6a-8f44-fcbd989fecb8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s://wandb.ai/843700172/CORL/runs/57ab9cc2-0587-437b-9778-0cd00f323237</text:p>
            <text:p/>
          </table:table-cell>
          <table:table-cell/>
        </table:table-row>
        <table:table-row table:style-name="ro1">
          <table:table-cell office:value-type="string" calcext:value-type="string">
            <text:p>Halfcheetah-medium-replay-v2</text:p>
          </table:table-cell>
          <table:table-cell/>
          <table:table-cell office:value-type="string" calcext:value-type="string">
            <text:p><text:a xlink:href="https://wandb.ai/843700172/CORL/runs/7f779bac-15e4-4f7d-8b1d-4e6ade69824f" xlink:type="simple">https://wandb.ai/843700172/CORL/runs/7f779bac-15e4-4f7d-8b1d-4e6ade69824f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76eec6a1-a2ba-46ed-ae46-1442c9f20dc3" xlink:type="simple">https://wandb.ai/843700172/CORL/runs/76eec6a1-a2ba-46ed-ae46-1442c9f20dc3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05adf137-489a-45ce-bd04-7661dd0d6946" xlink:type="simple">https://wandb.ai/843700172/CORL/runs/05adf137-489a-45ce-bd04-7661dd0d694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Halfcheetah-medium-expert-v2</text:p>
          </table:table-cell>
          <table:table-cell/>
          <table:table-cell office:value-type="string" calcext:value-type="string">
            <text:p>https://wandb.ai/843700172/CORL/runs/f6cf4ffb-4af7-440c-a2cd-174b63290638</text:p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78981db3-1bda-4745-8c07-69b6057c4723" xlink:type="simple">https://wandb.ai/843700172/CORL/runs/78981db3-1bda-4745-8c07-69b6057c4723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0c182919-9e2f-43e4-9f59-5dca7a904911" xlink:type="simple">https://wandb.ai/843700172/CORL/runs/0c182919-9e2f-43e4-9f59-5dca7a904911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pper-medium-v2</text:p>
          </table:table-cell>
          <table:table-cell/>
          <table:table-cell office:value-type="string" calcext:value-type="string">
            <text:p> <text:a xlink:href="https://wandb.ai/843700172/CORL/runs/c20efd0f-23b0-41ef-93f8-ca09a17d2115" xlink:type="simple">https://wandb.ai/843700172/CORL/runs/c20efd0f-23b0-41ef-93f8-ca09a17d2115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65729140-aa56-4315-ae93-aac08f77768f" xlink:type="simple">https://wandb.ai/843700172/CORL/runs/65729140-aa56-4315-ae93-aac08f77768f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2c829085-1dfb-4712-9690-87e062d9ca29" xlink:type="simple">https://wandb.ai/843700172/CORL/runs/2c829085-1dfb-4712-9690-87e062d9ca29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pper-medium-replay-v2</text:p>
          </table:table-cell>
          <table:table-cell/>
          <table:table-cell office:value-type="string" calcext:value-type="string">
            <text:p><text:a xlink:href="https://wandb.ai/843700172/CORL/runs/ab7c782e-bd3e-4791-803e-29d45232b1aa" xlink:type="simple">https://wandb.ai/843700172/CORL/runs/ab7c782e-bd3e-4791-803e-29d45232b1aa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02d6c09f-c900-4506-9e54-92f5a45e6d3d" xlink:type="simple">https://wandb.ai/843700172/CORL/runs/02d6c09f-c900-4506-9e54-92f5a45e6d3d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8bea9152-1405-410d-933a-6afc7ebaf426" xlink:type="simple">https://wandb.ai/843700172/CORL/runs/8bea9152-1405-410d-933a-6afc7ebaf426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pper-medium-expert-v2</text:p>
          </table:table-cell>
          <table:table-cell/>
          <table:table-cell office:value-type="string" calcext:value-type="string">
            <text:p><text:a xlink:href="https://wandb.ai/843700172/CORL/runs/8a16b41c-dc0b-4478-8ffc-b6d48ac0e6b7" xlink:type="simple">https://wandb.ai/843700172/CORL/runs/8a16b41c-dc0b-4478-8ffc-b6d48ac0e6b7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4751fdc9-ce44-491e-b8a5-b8dea3b0857c" xlink:type="simple">https://wandb.ai/843700172/CORL/runs/4751fdc9-ce44-491e-b8a5-b8dea3b0857c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59285147-e994-4280-aa3e-f433f63e1c43" xlink:type="simple">https://wandb.ai/843700172/CORL/runs/59285147-e994-4280-aa3e-f433f63e1c43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lker2d-medium-v2</text:p>
          </table:table-cell>
          <table:table-cell/>
          <table:table-cell office:value-type="string" calcext:value-type="string">
            <text:p><text:a xlink:href="https://wandb.ai/843700172/CORL/runs/b5449bfa-d8e4-4de1-9e8d-b5737928dcc4" xlink:type="simple">https://wandb.ai/843700172/CORL/runs/b5449bfa-d8e4-4de1-9e8d-b5737928dcc4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3acfe292-28fd-4168-a029-cc921ae42647" xlink:type="simple">https://wandb.ai/843700172/CORL/runs/3acfe292-28fd-4168-a029-cc921ae42647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s://wandb.ai/843700172/CORL/runs/b6e0c067-c363-4b35-906c-1fd718948e66</text:p>
            <text:p/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lker2d-medium-replay-v2</text:p>
          </table:table-cell>
          <table:table-cell/>
          <table:table-cell office:value-type="string" calcext:value-type="string">
            <text:p><text:a xlink:href="https://wandb.ai/843700172/CORL/runs/616551fa-bc1c-418e-860b-589ebf917853" xlink:type="simple">https://wandb.ai/843700172/CORL/runs/616551fa-bc1c-418e-860b-589ebf917853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35b14f5d-cf6c-457f-b7db-bacc5b2e5158" xlink:type="simple">https://wandb.ai/843700172/CORL/runs/35b14f5d-cf6c-457f-b7db-bacc5b2e5158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6863c740-6418-42f7-a550-899f9bfa7977" xlink:type="simple">https://wandb.ai/843700172/CORL/runs/6863c740-6418-42f7-a550-899f9bfa7977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lker2d-medium-expert-v2</text:p>
          </table:table-cell>
          <table:table-cell/>
          <table:table-cell office:value-type="string" calcext:value-type="string">
            <text:p><text:a xlink:href="https://wandb.ai/843700172/CORL/runs/4a3f3d9c-3f8d-40ff-98fc-140546bf6713" xlink:type="simple">https://wandb.ai/843700172/CORL/runs/4a3f3d9c-3f8d-40ff-98fc-140546bf6713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dc4746c3-57b0-4a26-b88b-19b47d735085" xlink:type="simple">https://wandb.ai/843700172/CORL/runs/dc4746c3-57b0-4a26-b88b-19b47d735085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d80f6882-8b50-4f2b-a681-0d4620a1f10b" xlink:type="simple">https://wandb.ai/843700172/CORL/runs/d80f6882-8b50-4f2b-a681-0d4620a1f10b</text:a>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128 12</text:p>
          </table:table-cell>
          <table:table-cell office:value-type="float" office:value="2708102" calcext:value-type="float">
            <text:p>2708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KV-4</text:p>
          </table:table-cell>
          <table:table-cell/>
          <table:table-cell office:value-type="string" calcext:value-type="string">
            <text:p><text:a xlink:href="https://wandb.ai/843700172/D-RWKV/runs/4ee0db50-084b-4c5c-8b40-f22b5a054d3d" xlink:type="simple">https://wandb.ai/843700172/D-RWKV/runs/4ee0db50-084b-4c5c-8b40-f22b5a054d3d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andb.ai/843700172/D-RWKV/runs/bd68d2c8-6fc5-4127-929e-82fbeea4efa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andb.ai/843700172/D-RWKV/runs/db98be9c-92a6-4ab4-910b-2083e32e2e0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RWKV-5</text:p>
          </table:table-cell>
          <table:table-cell/>
          <table:table-cell office:value-type="string" calcext:value-type="string">
            <text:p><text:a xlink:href="https://wandb.ai/843700172/D-RWKV/runs/ec52ead1-a63e-4d96-a2c3-3210b4489e74" xlink:type="simple">https://wandb.ai/843700172/D-RWKV/runs/ec52ead1-a63e-4d96-a2c3-3210b4489e74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D-RWKV/runs/180c6dc6-7c1c-4c75-99e5-fb2c526e0fcf" xlink:type="simple">https://wandb.ai/843700172/D-RWKV/runs/180c6dc6-7c1c-4c75-99e5-fb2c526e0fcf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D-RWKV/runs/17905c85-62ba-4e86-a1a1-50827d3bbb44" xlink:type="simple">https://wandb.ai/843700172/D-RWKV/runs/17905c85-62ba-4e86-a1a1-50827d3bbb44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RWKV-6</text:p>
          </table:table-cell>
          <table:table-cell/>
          <table:table-cell office:value-type="string" calcext:value-type="string">
            <text:p><text:a xlink:href="https://wandb.ai/843700172/D-RWKV/runs/c4ced613-2e7a-4c2e-8bb1-700fb5d234f9" xlink:type="simple">https://wandb.ai/843700172/D-RWKV/runs/c4ced613-2e7a-4c2e-8bb1-700fb5d234f9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D-RWKV/runs/9001fba7-3762-4514-8080-e660baafce65" xlink:type="simple">https://wandb.ai/843700172/D-RWKV/runs/9001fba7-3762-4514-8080-e660baafce65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D-RWKV/runs/2dd4e6c0-18e0-4ae1-8591-33b80ed9aa90" xlink:type="simple">https://wandb.ai/843700172/D-RWKV/runs/2dd4e6c0-18e0-4ae1-8591-33b80ed9aa90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<text:a xlink:href="https://wandb.ai/843700172/CORL/runs/212e3edf-534a-432b-9317-023807698fbc" xlink:type="simple">https://wandb.ai/843700172/CORL/runs/212e3edf-534a-432b-9317-023807698fbc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andb.ai/843700172/CORL/runs/c1a23dfd-fbe0-432b-9b6f-5974d2279709" xlink:type="simple">https://wandb.ai/843700172/CORL/runs/c1a23dfd-fbe0-432b-9b6f-5974d2279709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3"><text:a xlink:href="https://wandb/" xlink:type="simple">https://wandb</text:a></text:span><text:span text:style-name="T3">.ai/843700172/CORL/runs/3c44d1b8-2f78-4f11-9010-4a25a9a88ccb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21:02:07.239575608</meta:creation-date>
    <meta:generator>LibreOffice/7.3.7.2$Linux_X86_64 LibreOffice_project/30$Build-2</meta:generator>
    <dc:date>2024-03-30T16:37:16.472253766</dc:date>
    <meta:editing-duration>PT2H1M37S</meta:editing-duration>
    <meta:editing-cycles>14</meta:editing-cycles>
    <meta:document-statistic meta:table-count="1" meta:cell-count="59" meta:object-count="0"/>
  </office:meta>
</office:document-meta>
</file>